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9f56" officeooo:paragraph-rsid="00129f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rzedzia wykorzystywane w prowadzeniu projektu<text:line-break/><text:line-break/>HP ALM : wspiera proces testowy, dostęp do narzedzia na podstawie licencji 1 licencja 1 uzytkownik, umozliwia planowanie i wykonywanie testow manulanych i automatycznycy, zglaszanie monitorowanie<text:line-break/><text:line-break/>Panel administracyjny : jest dostepny dla osob pelniacych role administratora, można tam robic domeny, projekty. Wykonuje wszystkie czynnosci administracyjne, nadawanie uprawnien<text:line-break/><text:line-break/>ALM : aplikacja alm poza danymi do logowania wymusza na nas list rozwijanych domeny i projektu uzytkownik może się zaogowac wylacznie do projektow do niektorych nadano mu dostęp po zalogowaniu widoczne są tylko te funkcje do ktorym ma dostęp<text:line-break/><text:line-break/>Panel uzytkownika : panel może się skladac z nastepujacych modulow: <text:line-break/>-Dash board : statystyki raporty<text:line-break/>- Menagment : zarzadzanie planem wersji<text:line-break/>- Requirements : definiowanie wymagan systemowych i zarzadzanie nimi: </text:p>
      <text:p text:style-name="P1">- Testing : tworzenie zestawow testow w projektach <text:s/>uruchamianie zaplanowanych testow<text:line-break/>- Defects: tworzenie i sledzenie statusow defektow<text:line-break/><text:line-break/>Modol testing <text:line-break/><text:line-break/>- test resources: zaiwera wszystkie dodatkowe zasoby uzywane do testow manulanych oraz automatycznych zzarowno funkcjonalnych jak i wydajnosciowych<text:line-break/>- Buisness Components : modul który pozwala zarzadzac komponentami biznesowymi:<text:line-break/>- Test lab : tu przenosimy testy które są skonfigurowane i gotowe do uruchomienia<text:line-break/>- Test runs: w module widoczne są wszystkie uruchomienia testow wraz z ich wynikami<text:line-break/>- Test plan modul pozwalajacy na zorganizowanie calego procesu testowania poprzez okreslenie jakie testy zostana wykonane w celu zweryfikowania poprawnosci dzialania systemu<text:line-break/><text:line-break/>Weryfikacja to egzaminowanie poprawnosci i dostarczanie obiektywnego dowodu na to ze produkt procesu wytwarzania oprogramowania spelnia zdefiniowane wymagania<text:line-break/><text:line-break/>Walidajca – sprawdzanie poprawnosci i dostarczanie obiektywnego dowodu na to ze produkt procesu wytwarzania oprogramowania zaspokaja potrzeby uzytkownika i spelnia jego wymagania<text:line-break/><text:line-break/>Defects – modul do zarzadzania bledami który daje mozliwosc ich rejestrowania przypisywania do konkretnych osob i zmiany statusow zarejestrowanych bledow<text:line-break/><text:line-break/>Wymagania funkcjonalne i nie funkcjonalne wymaganie funkcjonalne dotyczy wyniku zachowania systemu który powinien zostac dostarczony przez funkcje systemu<text:line-break/><text:line-break/>Wymagania niefukcjnolane dotyczy jakosci tworzonego oprogramowania ale nie zostalo okreslone przez wymagania funkcjonalne Odnosi się między innymi do wydajnosci dostepnosci niezawodnych skalowalnosci i przenosnosci<text:line-break/><text:line-break/>Modol defect posiada trzy grupy menu <text:line-break/>menu wyboru modolow <text:line-break/>menu gorne <text:line-break/>widok na wszystkie zgloszenia w ramach projektu do którego jestesmy zalogowani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8T13:18:22.699000000</meta:creation-date>
    <dc:date>2023-09-28T14:19:14.723000000</dc:date>
    <meta:editing-duration>PT1H52S</meta:editing-duration>
    <meta:editing-cycles>1</meta:editing-cycles>
    <meta:document-statistic meta:table-count="0" meta:image-count="0" meta:object-count="0" meta:page-count="1" meta:paragraph-count="2" meta:word-count="341" meta:character-count="2621" meta:non-whitespace-character-count="2260"/>
    <meta:generator>LibreOffice/7.4.2.3$Windows_X86_64 LibreOffice_project/382eef1f22670f7f4118c8c2dd222ec7ad009daf</meta:generator>
  </office:meta>
</office:document-meta>
</file>